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58477C64.png" manifest:media-type="image/png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5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47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50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1.11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0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6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84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2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9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40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3.63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32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5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Adress : 10 Rue des Lilas Chassenet, Thuret</text:span></text:p>
          </draw:text-box>
        </draw:frame>
        <draw:frame draw:style-name="gr9" draw:text-style-name="P4" draw:layer="layout" svg:width="7.478cm" svg:height="1.092cm" svg:x="1.596cm" svg:y="3.253cm">
          <draw:text-box>
            <text:p text:style-name="P2"><text:span text:style-name="T1">E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Phone number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1st year student in BUT Computer Science at Clermont Auvergne University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3.507cm" svg:height="0.577cm" svg:x="3.881cm" svg:y="7.042cm">
          <draw:text-box>
            <text:p text:style-name="P2"><text:span text:style-name="T1">September 2024, registration in BUT Computer scienc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ne 2024, Obtaining the baccalaureat, SIN technology specialty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<text:s text:c="3"/>Skills and qualitie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- Technical skills 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 Programming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c.</text:span></text:p>
          </draw:text-box>
        </draw:frame>
        <draw:frame draw:style-name="gr21" draw:text-style-name="P4" draw:layer="layout" svg:width="11.113cm" svg:height="1.153cm" svg:x="4.19cm" svg:y="11.493cm">
          <draw:text-box>
            <text:p text:style-name="P2"><text:span text:style-name="T1">Mastered languages ​​C, C++, C#, Java, Python, Arduino, </text:span></text:p>
            <text:p text:style-name="P2"><text:span text:style-name="T1"><text:s/>Web development: html, css, php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 <text:s/>Database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Managing a database.</text:span></text:p>
          </draw:text-box>
        </draw:frame>
        <draw:frame draw:style-name="gr24" draw:text-style-name="P3" draw:layer="layout" svg:width="2.99cm" svg:height="0.577cm" svg:x="4.134cm" svg:y="13.765cm">
          <draw:text-box>
            <text:p text:style-name="P2"><text:span text:style-name="T1">Language SQL.</text:span></text:p>
          </draw:text-box>
        </draw:frame>
        <draw:frame draw:style-name="gr25" draw:text-style-name="P3" draw:layer="layout" svg:width="2.009cm" svg:height="0.577cm" svg:x="2.885cm" svg:y="14.34cm">
          <draw:text-box>
            <text:p text:style-name="P2"><text:span text:style-name="T1">-Network:</text:span></text:p>
          </draw:text-box>
        </draw:frame>
        <draw:frame draw:style-name="gr26" draw:text-style-name="P3" draw:layer="layout" svg:width="8.367cm" svg:height="0.577cm" svg:x="4.134cm" svg:y="14.815cm">
          <draw:text-box>
            <text:p text:style-name="P2"><text:span text:style-name="T1">Server management and communication.</text:span></text:p>
          </draw:text-box>
        </draw:frame>
        <draw:frame draw:style-name="gr27" draw:text-style-name="P3" draw:layer="layout" svg:width="4.994cm" svg:height="0.577cm" svg:x="4.134cm" svg:y="15.29cm">
          <draw:text-box>
            <text:p text:style-name="P2"><text:span text:style-name="T1">Network administration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em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8.844cm" svg:height="0.577cm" svg:x="4.134cm" svg:y="16.815cm">
          <draw:text-box>
            <text:p text:style-name="P2"><text:span text:style-name="T1">Linux installation and system management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-Linguistic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English level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Spanish level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-Quality :</text:span></text:p>
          </draw:text-box>
        </draw:frame>
        <draw:frame draw:style-name="gr35" draw:text-style-name="P4" draw:layer="layout" svg:width="2.221cm" svg:height="0.577cm" svg:x="14.585cm" svg:y="15.54cm">
          <draw:text-box>
            <text:p text:style-name="P2"><text:span text:style-name="T1">- Creativity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ate</text:span></text:p>
          </draw:text-box>
        </draw:frame>
        <draw:frame draw:style-name="gr37" draw:text-style-name="P4" draw:layer="layout" svg:width="2.023cm" svg:height="0.577cm" svg:x="14.585cm" svg:y="16.69cm">
          <draw:text-box>
            <text:p text:style-name="P2"><text:span text:style-name="T1">-Attentive</text:span></text:p>
          </draw:text-box>
        </draw:frame>
        <draw:path draw:style-name="gr38" draw:text-style-name="P6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7" draw:text-style-name="P4" draw:layer="layout" svg:width="2.023cm" svg:height="0.577cm" svg:x="14.585cm" svg:y="17.265cm">
          <draw:text-box>
            <text:p text:style-name="P2"><text:span text:style-name="T1">-Curious</text:span></text:p>
          </draw:text-box>
        </draw:frame>
        <draw:custom-shape draw:style-name="gr39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0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1" draw:text-style-name="P3" draw:layer="layout" svg:width="6.108cm" svg:height="0.577cm" svg:x="1.893cm" svg:y="19.036cm">
          <draw:text-box>
            <text:p text:style-name="P2"><text:span text:style-name="T3">Professional experience:</text:span></text:p>
          </draw:text-box>
        </draw:frame>
        <draw:frame draw:style-name="gr42" draw:text-style-name="P3" draw:layer="layout" svg:width="16.474cm" svg:height="0.577cm" svg:x="1.804cm" svg:y="19.824cm">
          <draw:text-box>
            <text:p text:style-name="P2"><text:span text:style-name="T1"><text:s/>-July 2021 and July 2024 Catstration of corn in Chassenet, Thuret, Puy de Dôme, </text:span></text:p>
          </draw:text-box>
        </draw:frame>
        <draw:frame draw:style-name="gr43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4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5" draw:text-style-name="P4" draw:layer="layout" svg:width="13.634cm" svg:height="1.27cm" svg:x="1.968cm" svg:y="23.341cm">
          <draw:text-box>
            <text:p text:style-name="P2"><text:span text:style-name="T1">Football, I play football in my club Champeyroux Surat Les Martres</text:span></text:p>
            <text:p text:style-name="P2"><text:span text:style-name="T1"><text:s/>as left back. <text:s text:c="4"/></text:span></text:p>
          </draw:text-box>
        </draw:frame>
        <draw:frame draw:style-name="gr46" draw:text-style-name="P3" draw:layer="layout" svg:width="16.952cm" svg:height="0.577cm" svg:x="1.804cm" svg:y="24.55cm">
          <draw:text-box>
            <text:p text:style-name="P2"><text:span text:style-name="T1"><text:s/>Drawing, I draw almost every day independently and self-taught.</text:span></text:p>
          </draw:text-box>
        </draw:frame>
        <draw:frame draw:style-name="gr47" draw:text-style-name="P3" draw:layer="layout" svg:width="7.522cm" svg:height="0.577cm" svg:x="1.804cm" svg:y="25.125cm">
          <draw:text-box>
            <text:p text:style-name="P2"><text:span text:style-name="T1"><text:s/>Creation of card games and games</text:span></text:p>
          </draw:text-box>
        </draw:frame>
        <draw:frame draw:style-name="gr48" draw:text-style-name="P3" draw:layer="layout" svg:width="9.328cm" svg:height="0.577cm" svg:x="1.804cm" svg:y="25.7cm">
          <draw:text-box>
            <text:p text:style-name="P2"><text:span text:style-name="T1"><text:s/>Horror on the internet and the horror analog.</text:span></text:p>
          </draw:text-box>
        </draw:frame>
        <draw:frame draw:style-name="gr49" draw:text-style-name="P3" draw:layer="layout" svg:width="6.125cm" svg:height="0.577cm" svg:x="1.804cm" svg:y="26.175cm">
          <draw:text-box>
            <text:p text:style-name="P2"><text:span text:style-name="T1"><text:s/>Science fiction universes.</text:span></text:p>
          </draw:text-box>
        </draw:frame>
        <draw:custom-shape draw:style-name="gr40" draw:text-style-name="P7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0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8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3" draw:text-style-name="P8" draw:layer="layout" svg:width="4.506cm" svg:height="0.452cm" svg:x="5.043cm" svg:y="14.351cm">
          <draw:image xlink:href="Pictures/10000001000004280000006B58477C64.png" xlink:type="simple" xlink:show="embed" xlink:actuate="onLoad" draw:mime-type="image/png">
            <text:p/>
          </draw:image>
        </draw:frame>
        <draw:frame draw:style-name="gr54" draw:text-style-name="P9" draw:layer="layout" svg:width="15.558cm" svg:height="1.157cm" svg:x="1.968cm" svg:y="28.003cm">
          <draw:text-box>
            <text:p><text:span text:style-name="T4">https://natreop.github.io/MyPortoflio/</text:span></text:p>
          </draw:text-box>
        </draw:frame>
        <draw:custom-shape draw:style-name="gr40" draw:text-style-name="P7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  <draw:page draw:name="page2" draw:style-name="dp2" draw:master-page-name="master-page24"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5T13:46:25.824272565</dc:date>
    <meta:editing-duration>PT33M15S</meta:editing-duration>
    <meta:editing-cycles>9</meta:editing-cycles>
    <meta:generator>LibreOffice/25.2.0.3$Linux_X86_64 LibreOffice_project/520$Build-3</meta:generator>
    <meta:document-statistic meta:object-count="68"/>
  </office:meta>
</office:document-meta>
</file>